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 style:data-style-name="N50"/>
    <style:style style:name="ce9" style:family="table-cell" style:parent-style-name="Default" style:data-style-name="N50">
      <style:table-cell-properties fo:background-color="#81d41a"/>
    </style:style>
    <style:style style:name="ce10" style:family="table-cell" style:parent-style-name="Default" style:data-style-name="N50">
      <style:table-cell-properties fo:background-color="#ff4000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3609.967815" calcext:value-type="float">
            <text:p>3609.967815</text:p>
          </table:table-cell>
          <table:table-cell table:style-name="Default" table:formula="of:=[.H2]/24/365" office:value-type="float" office:value="0.412096782534247" calcext:value-type="float">
            <text:p>0.412096782534247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8" calcext:value-type="float">
            <text:p>4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9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0.52528" calcext:value-type="float">
            <text:p>40.52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10" office:value-type="string" calcext:value-type="string">
            <text:p>Data folder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0:12:14.978673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09T15:26:24.362112039</dc:date>
    <meta:editing-duration>P5DT1H28M54S</meta:editing-duration>
    <meta:editing-cycles>132</meta:editing-cycles>
    <meta:document-statistic meta:table-count="1" meta:cell-count="1265" meta:object-count="0"/>
  </office:meta>
</office:document-meta>
</file>